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swiss"/>
    <style:font-face style:name="Liberation Sans1" svg:font-family="'Liberation Sans'" style:font-family-generic="swiss"/>
    <style:font-face style:name="Times New Roman" svg:font-family="'Times New Roman'" style:font-family-generic="swiss"/>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rame_20_contents">
      <style:text-properties officeooo:rsid="0013a177" officeooo:paragraph-rsid="0013a177"/>
    </style:style>
    <style:style style:name="P2" style:family="paragraph" style:parent-style-name="Frame_20_contents">
      <style:text-properties fo:font-size="7pt" style:font-size-asian="7pt" style:font-size-complex="7pt"/>
    </style:style>
    <style:style style:name="P3" style:family="paragraph" style:parent-style-name="Frame_20_contents">
      <style:text-properties officeooo:rsid="00167dec" officeooo:paragraph-rsid="00167dec"/>
    </style:style>
    <style:style style:name="P4" style:family="paragraph">
      <loext:graphic-properties draw:fill="solid" draw:fill-color="#ffffff"/>
      <style:paragraph-properties fo:text-align="start"/>
      <style:text-properties fo:font-size="18pt"/>
    </style:style>
    <style:style style:name="T1" style:family="text">
      <style:text-properties style:font-name="Times New Roman" fo:font-size="12pt" officeooo:rsid="0013a177" style:font-size-asian="12pt"/>
    </style:style>
    <style:style style:name="T2" style:family="text">
      <style:text-properties officeooo:rsid="0013c132"/>
    </style:style>
    <style:style style:name="gr1" style:family="graphic" style:parent-style-name="Frame">
      <style:graphic-properties draw:stroke="solid" svg:stroke-width="0.0102in" svg:stroke-color="#000000" draw:stroke-linejoin="miter" draw:fill="solid" draw:fill-color="#ffffff" draw:textarea-vertical-align="top" draw:auto-grow-height="false" fo:min-height="3.6925in" fo:min-width="7.2799in" fo:padding-top="0.05in" fo:padding-bottom="0.05in" fo:padding-left="0.1in" fo:padding-right="0.1in" fo:wrap-option="wrap" fo:margin-left="0.1252in" fo:margin-right="0.1402in" fo:margin-top="0.05in" fo:margin-bottom="0.0661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2" style:family="graphic" style:parent-style-name="Frame">
      <style:graphic-properties draw:stroke="solid" svg:stroke-width="0.0102in" svg:stroke-color="#000000" draw:stroke-linejoin="miter" draw:fill="solid" draw:fill-color="#ffffff" draw:textarea-vertical-align="top" draw:auto-grow-height="false" fo:min-height="1.661in" fo:min-width="7.2799in" fo:padding-top="0.05in" fo:padding-bottom="0.05in" fo:padding-left="0.1in" fo:padding-right="0.1in" fo:wrap-option="wrap" fo:margin-left="0.1252in" fo:margin-right="0.1402in" fo:margin-top="0.05in" fo:margin-bottom="0.0756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3" style:family="graphic" style:parent-style-name="Frame">
      <style:graphic-properties draw:stroke="solid" svg:stroke-width="0.0102in" svg:stroke-color="#000000" draw:stroke-linejoin="miter" draw:fill="solid" draw:fill-color="#ffffff" draw:textarea-vertical-align="top" draw:auto-grow-height="false" fo:min-height="3.8008in" fo:min-width="7.2799in" fo:padding-top="0.05in" fo:padding-bottom="0.05in" fo:padding-left="0.1in" fo:padding-right="0.1in" fo:wrap-option="wrap" fo:margin-left="0.1252in" fo:margin-right="0.1402in" fo:margin-top="0.05in" fo:margin-bottom="0.061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4" style:family="graphic" style:parent-style-name="Frame">
      <style:graphic-properties draw:stroke="solid" svg:stroke-width="0.0102in" svg:stroke-color="#000000" draw:stroke-linejoin="miter" draw:fill="solid" draw:fill-color="#ffffff" draw:textarea-vertical-align="top" draw:auto-grow-height="false" fo:min-height="1.5008in" fo:min-width="7.2799in" fo:padding-top="0.05in" fo:padding-bottom="0.05in" fo:padding-left="0.1in" fo:padding-right="0.1in" fo:wrap-option="wrap" fo:margin-left="0.1252in" fo:margin-right="0.1402in" fo:margin-top="0.05in" fo:margin-bottom="0.0701in"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ame:<text:tab/><text:span text:style-name="T1">Jina (Jamie) Jamison</text:span></text:p>
      <text:p text:style-name="Standard">Date:<text:tab/><text:span text:style-name="T1">Oct 23, 2021</text:span></text:p>
      <text:p text:style-name="Standard">Assignment Title: <text:tab/>Individual Programming <text:span text:style-name="T1">2 Part 2</text:span></text:p>
      <text:p text:style-name="Standard"/>
      <text:p text:style-name="Standard"><draw:custom-shape text:anchor-type="paragraph" draw:z-index="0" draw:name="Text Box 2" draw:style-name="gr4" draw:text-style-name="P4" svg:width="7.4795in" svg:height="1.6004in" svg:x="-0.1201in" svg:y="0.2445in"><text:p text:style-name="P1">Process a text or csv file. 1) greet user and ask for the name of an input file, 2) display how many names the file currently has, 3a) if No then proceed to print out a report or 3b) if yes prompt for first name, last name, age, occupation, height (in inches), weight (in pounds) and lifestyle choice (1-sedentary, 2-moderate, 3-active). <text:s/></text:p><text:p text:style-name="P1">Format report output with header. <text:s/>There are default column widths so check first name, last name and occupation to see if they are wider than the default.</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Summary of how the program should run:</text:p>
      <text:p text:style-name="Standard"/>
      <text:p text:style-name="Standard"><draw:custom-shape text:anchor-type="paragraph" draw:z-index="1" draw:name="Text Box 2" draw:style-name="gr4" draw:text-style-name="P4" svg:width="7.4795in" svg:height="1.6004in" svg:x="-0.1201in" svg:y="0.2736in"><text:p text:style-name="P1">The original file had ‘x’ in the place of lifestyle choice <text:span text:style-name="T2">and lots of blanks. <text:s/>Using the social sciences data practice I coded this with ‘99’ for the blanks and ‘n/a’ for the “x” <text:s/></text:span><text:s text:c="2"/></text:p><text:p text:style-name="P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List of changes made to the original assignment:</text:p>
      <text:p text:style-name="Standard"/>
      <text:p text:style-name="Standard"><draw:custom-shape text:anchor-type="paragraph" draw:z-index="2" draw:name="Text Box 2" draw:style-name="gr3" draw:text-style-name="P4" svg:width="7.4795in" svg:height="3.9004in" svg:x="-0.1201in" svg:y="0.2945in"><text:p text:style-name="P2">Hello.</text:p><text:p text:style-name="P2">Please enter a roster file: roster_extended.csv</text:p><text:p text:style-name="P2">There are 13 names in this file. Would you like to enter additional names? (Y/N)y</text:p><text:p text:style-name="P2">How many more names? 2</text:p><text:p text:style-name="P2">---- 1 ----</text:p><text:p text:style-name="P2">First Name: Spongbob</text:p><text:p text:style-name="P2">Last Name: Squarepants</text:p><text:p text:style-name="P2">Age: 33</text:p><text:p text:style-name="P2">Occupation: fry cook</text:p><text:p text:style-name="P2">Height (in inches): 50</text:p><text:p text:style-name="P2">Weight (in pounds): 100</text:p><text:p text:style-name="P2">Lifestyle (1-sedentary, 2-moderate, 3-active): 2</text:p><text:p text:style-name="P2">---- 2 ----</text:p><text:p text:style-name="P2">First Name: Patrick</text:p><text:p text:style-name="P2">Last Name: Star</text:p><text:p text:style-name="P2">Age: 35</text:p><text:p text:style-name="P2">Occupation: unemployed</text:p><text:p text:style-name="P2">Height (in inches): 53</text:p><text:p text:style-name="P2">Weight (in pounds): 100</text:p><text:p text:style-name="P2">Lifestyle (1-sedentary, 2-moderate, 3-active): 3</text:p><text:p text:style-name="P2">-----------</text:p><text:p text:style-name="P2">Save new roster file as: <text:s/>roster_extended2.csv</text:p><text:p text:style-name="P2">File saved!</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Examples of the program (please also upload any attachments necessary):</text:p>
      <text:p text:style-name="Standard"><text:soft-page-break/></text:p>
      <text:p text:style-name="Standard"><draw:custom-shape text:anchor-type="paragraph" draw:z-index="3" draw:name="Text Box 3" draw:style-name="gr2" draw:text-style-name="P4" svg:width="7.4795in" svg:height="1.7606in" svg:x="-0.1201in" svg:y="0.3161in"><text:p text:style-name="P3">I gave the user 2 tries to enter the file name and tested </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Errors that will crash the program or cause illogical problems:</text:p>
      <text:p text:style-name="Standard"/>
      <text:p text:style-name="Standard"><draw:custom-shape text:anchor-type="paragraph" draw:z-index="4" draw:name="Text Box 4" draw:style-name="gr1" draw:text-style-name="P4" svg:width="7.4795in" svg:height="3.7921in" svg:x="-0.1201in" svg:y="0.2728in"><text:p text:style-name="Frame_20_contents">Hello.</text:p><text:p text:style-name="Frame_20_contents">Please enter a roster file: roster_extended.csv</text:p><text:p text:style-name="Frame_20_contents">There are 13 names in this file. Would you like to enter additional names? (Y/N)n</text:p><text:p text:style-name="Frame_20_contents">-----------</text:p><text:p text:style-name="Frame_20_contents">Save new roster file as: <text:s/>test2.txt</text:p><text:p text:style-name="Frame_20_contents">File saved!</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Additional examples or o<text:bookmark text:name="_GoBack"/>ther comments/not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swiss"/>
    <style:font-face style:name="Liberation Sans1" svg:font-family="'Liberation Sans'" style:font-family-generic="swiss"/>
    <style:font-face style:name="Times New Roman" svg:font-family="'Times New Roman'" style:font-family-generic="swiss"/>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text-properties style:font-name="Times New Roman" fo:font-family="'Times New Roman'" style:font-family-generic="swiss"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1"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1"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family-generic="swis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Bianca Kung</meta:initial-creator>
    <dc:creator>Jamie Jamison</dc:creator>
    <meta:editing-cycles>7</meta:editing-cycles>
    <meta:creation-date>2020-03-27T19:05:00</meta:creation-date>
    <dc:date>2021-10-23T09:48:58.160000000</dc:date>
    <meta:editing-duration>PT2H13M13S</meta:editing-duration>
    <meta:generator>LibreOffice/7.1.6.2$Windows_X86_64 LibreOffice_project/0e133318fcee89abacd6a7d077e292f1145735c3</meta:generator>
    <meta:document-statistic meta:table-count="0" meta:image-count="0" meta:object-count="0" meta:page-count="2" meta:paragraph-count="41" meta:word-count="310" meta:character-count="1848" meta:non-whitespace-character-count="1567"/>
    <meta:user-defined meta:name="AppVersion">16.0000</meta:user-defined>
    <meta:template xlink:type="simple" xlink:actuate="onRequest" xlink:title="Normal" xlink:href=""/>
  </office:meta>
</office:document-meta>
</file>